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ilroy" svg:font-family="Gilroy"/>
    <style:font-face style:name="Tahoma1" svg:font-family="Tahoma"/>
    <style:font-face style:name="consolas" svg:font-family="consolas, 'lucida console'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/>
    </style:style>
    <style:style style:name="T1" style:family="text">
      <style:text-properties fo:font-variant="normal" fo:text-transform="none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anguage="ru" fo:country="RU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111111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111111" style:font-name="Arial" fo:font-size="12pt" fo:letter-spacing="normal" fo:language="ru" fo:country="RU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111111" style:font-name="Arial" fo:font-size="12pt" fo:letter-spacing="normal" fo:language="ru" fo:country="RU" fo:font-style="normal" fo:font-weight="bold" style:font-weight-asian="bold" style:font-weight-complex="bold"/>
    </style:style>
    <style:style style:name="T6" style:family="text">
      <style:text-properties fo:font-variant="normal" fo:text-transform="none" fo:color="#111111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111111" style:font-name="Arial" fo:font-size="12pt" fo:letter-spacing="normal" fo:language="en" fo:country="US" fo:font-style="normal" fo:font-weight="bold" style:font-weight-asian="bold" style:font-weight-complex="bold"/>
    </style:style>
    <style:style style:name="T8" style:family="text">
      <style:text-properties fo:font-variant="normal" fo:text-transform="none" fo:color="#111111" style:font-name="Arial" fo:font-size="12pt" fo:letter-spacing="normal" fo:language="en" fo:country="US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111111" style:font-name="Arial" fo:font-size="13pt" fo:letter-spacing="normal" fo:language="ru" fo:country="RU" fo:font-style="normal" fo:font-weight="bold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111111" style:font-name="Arial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111111" style:font-name="Arial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202124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language="ru" fo:country="RU" fo:font-weight="bold" style:font-size-asian="12pt" style:font-weight-asian="bold" style:font-size-complex="12pt" style:font-weight-complex="bold"/>
    </style:style>
    <style:style style:name="T14" style:family="text">
      <style:text-properties fo:language="ru" fo:country="RU" fo:font-weight="normal" style:font-size-asian="12pt" style:font-weight-asian="normal" style:font-size-complex="12pt" style:font-weight-complex="normal"/>
    </style:style>
    <style:style style:name="T15" style:family="text">
      <style:text-properties fo:language="ru" fo:country="RU" style:font-size-asian="12pt" style:font-size-complex="12pt"/>
    </style:style>
    <style:style style:name="T16" style:family="text">
      <style:text-properties fo:color="#000000" style:font-name="Arial" fo:font-size="12pt" fo:language="ru" fo:country="RU" style:font-size-asian="12pt" style:font-size-complex="12pt"/>
    </style:style>
    <style:style style:name="T17" style:family="text">
      <style:text-properties fo:color="#000000" style:font-name="Arial" fo:language="ru" fo:country="RU" fo:font-weight="normal" style:font-weight-asian="normal" style:font-weight-complex="normal"/>
    </style:style>
    <style:style style:name="T18" style:family="text">
      <style:text-properties fo:color="#000000" style:font-name="Arial" fo:language="ru" fo:country="RU" fo:font-weight="bold" style:font-weight-asian="bold" style:font-weight-complex="bold"/>
    </style:style>
    <style:style style:name="T19" style:family="text">
      <style:text-properties fo:color="#000000" style:font-name="Arial" fo:language="en" fo:country="US" fo:font-weight="normal" style:font-weight-asian="normal" style:font-weight-complex="normal"/>
    </style:style>
    <style:style style:name="T20" style:family="text">
      <style:text-properties fo:color="#000000" style:font-name="Arial" fo:font-size="13pt" fo:language="ru" fo:country="RU" fo:font-weight="bold" style:font-size-asian="13pt" style:font-weight-asian="bold" style:font-size-complex="13pt" style:font-weight-complex="bold"/>
    </style:style>
    <style:style style:name="T21" style:family="text">
      <style:text-properties style:font-name="Arial" fo:language="ru" fo:country="RU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Arial" fo:language="ru" fo:country="RU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Arial" fo:language="en" fo:country="U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13pt" fo:language="ru" fo:country="RU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4">Главная</text:span><text:span text:style-name="T13"><text:line-break/>Хедер: </text:span><text:span text:style-name="T15"><text:line-break/>Цвет хедера сделали под цвет страницы<text:line-break/>Убрали тень под хедером<text:line-break/>Уменьшили высоту<text:line-break/>Изменились <text:s/>названия <text:s/>табов <text:line-break/>Добавились табы: помощь, акции, новинки <text:line-break/>Убрали табы: бестселлеры, наборы, блог<text:line-break/>Убрали иконки соцсетей<text:line-break/>Убрали номер телефона<text:line-break/>Табы переместили на уровень логотипа<text:line-break/>Изменился логотип<text:line-break/>Добавили главное меню<text:line-break/></text:span><text:span text:style-name="T13">Основной баннер:</text:span><text:span text:style-name="T15"><text:line-break/>Уменьшили отступ заголовка <text:s/></text:span><text:span text:style-name="T14">«</text:span><text:span text:style-name="T1">Доверьте её своей интуиции" </text:span><text:span text:style-name="T15">от заголовка «</text:span><text:span text:style-name="T2">Забота о себе — это красиво»</text:span></text:p>
      <text:p text:style-name="Text_20_body"><text:span text:style-name="T21">Контентная часть:<text:line-break/></text:span><text:span text:style-name="T22">Заголовок «бестселлеры» изменили на «с этим товаром покупают»<text:line-break/>Убрали кнопки в слайдере<text:line-break/>Уменьшили количество строк информации о товаре в слайдере<text:line-break/>Убрали заголовок «Новинки»<text:line-break/>Заменили раздел «новинки» баннером с информацией о новом товаре<text:line-break/>Сделали раздел «Вдохновляйтесь» с галереей и кнопкой «Почитать наш блог»<text:line-break/>Изменили дизайн раздела «Сделано в России с любовью»<text:line-break/>Добавили кнопку «Наша история» в раздел «Сделано в России с любовью»<text:line-break/>Галерею с фото товаров переместили к футеру<text:line-break/>Переместили форму подписки на рассылку в футер и изменили дизайн и размер формы<text:line-break/>Добавили блок с акцией со скидкой на первый заказ <text:line-break/>Убрали раздел «наш инстаграм»<text:line-break/>Убрали подчеркивание всех заголовков разделов на сайте<text:line-break/></text:span><text:span text:style-name="T21">Футер:<text:line-break/></text:span><text:span text:style-name="T22">Увеличили</text:span><text:span text:style-name="T21"> </text:span><text:span text:style-name="T22"><text:s/>высоту</text:span><text:span text:style-name="T21"><text:line-break/></text:span><text:span text:style-name="T22">Заменили раздел «контакты» на раздел «мы в соцсетях»<text:line-break/>Убрали логотип компании<text:line-break/>Добавили логотипы соцсетей: </text:span><text:span text:style-name="T23">youtube, fbook<text:line-break/></text:span><text:span text:style-name="T22">Добавили раздел «как мы можем вам помочь»<text:line-break/>Убрали «способы оплаты»<text:line-break/>Убрали раздел «Покупателям» <text:line-break/>Убрали раздел «Компания»<text:line-break/>Добавили карту сайта</text:span><text:line-break/><text:span text:style-name="T16"> </text:span></text:p>
      <text:p text:style-name="Text_20_body"><text:span text:style-name="T20">О компании</text:span><text:span text:style-name="T18"><text:line-break/></text:span><text:span text:style-name="T17">На основном баннере изменили жирный шрифт на нормальный в разделах</text:span><text:span text:style-name="T19">:</text:span><text:span text:style-name="T17"><text:line-break/></text:span><text:span text:style-name="T19">I</text:span><text:span text:style-name="T3">nner — «духовный». </text:span><text:span text:style-name="T6">Intense — «интенсивный». Sense — «ощущение». Innocence — «невинность».<text:line-break/></text:span><text:span text:style-name="T17">Контентная часть: <text:line-break/>Изменили жирный текст на нормальный в разделе «Интуитивное понимание», «Что мы делаем», «Почему мы», <text:line-break/>Добавили разделы «отзывы», «наша команда»<text:line-break/><text:line-break/></text:span><text:span text:style-name="T20">Статья</text:span><text:span text:style-name="T18"><text:line-break/></text:span><text:soft-page-break/><text:span text:style-name="T17">Сделали жирный шрифт даты нормальным<text:line-break/>П</text:span><text:span text:style-name="T4">одняли выше</text:span><text:span text:style-name="T17"> фото «</text:span><text:span text:style-name="T4">Вика Лобанова»<text:line-break/>В галерею с предложенными товарами добавили кнопки «добавить в корзину»<text:line-break/><text:line-break/></text:span><text:span text:style-name="T9">Корзина</text:span><text:span text:style-name="T4"><text:line-break/>Заменили страницу «оформление заказа» страницей «корзина»<text:line-break/>Убрали «Доставка» и «Оплата» со страницы<text:line-break/>Выделили кнопки степпера «+» и «-»<text:line-break/>Добавили информацию о наличии товара<text:line-break/>Добавили иконки «Избранное» и «Удалить»<text:line-break/>Убрали кнопку «Удалить»<text:line-break/>Добавили раздел «выбор редакции»<text:line-break/>Убрали ссылку на инстаграм и номер телфона<text:line-break/>Убрали форму «подпишись на рассылку» в футер<text:line-break/></text:span><text:span text:style-name="T5">Форма «Ваш заказ»:</text:span><text:span text:style-name="T4"><text:line-break/>Уменьшили размер формы<text:line-break/>Поле «промокод» сделали первым <text:line-break/>Выделили кнопку «применить» в поле «промокод»<text:line-break/>Жирный шрифт названия полей заменили на нормальный<text:line-break/>Заменили название кнопки «продолжить» на «перейти к оформлению»<text:line-break/>Изменили цвет кнопки на </text:span><text:span text:style-name="T12">#009874</text:span><text:span text:style-name="T4"> <text:line-break/>Добавили «Это займет не более 5 минут»<text:line-break/><text:line-break/></text:span><text:span text:style-name="T9">Блог</text:span><text:span text:style-name="T5"><text:line-break/></text:span><text:span text:style-name="T4">Изменили дизайн степпера<text:line-break/><text:line-break/></text:span><text:span text:style-name="T9">Каталог</text:span><text:span text:style-name="T5"><text:line-break/></text:span><text:span text:style-name="T4">Заменили заголовок «для лица» на «уходовая косметика для лица»<text:line-break/>Добавили информацию поиска «я ищу»<text:line-break/>Добавили выпадающий список «популярность»<text:line-break/>Для позиций товара уменьшили количество строк в описании<text:line-break/>Добавили кнопку «Добавить в корзину»<text:line-break/>Изменили дизайн степпера<text:line-break/>В боковом меню изменились названия разделов на «Лицо», «Ингредиенты»<text:line-break/>Добавили ползунки синего цвета для разделов<text:line-break/>Добавили разделы «Цена», «Объем» с числовыми полями «от» и «до»<text:line-break/>Добавили поле поиск в раздел «Ингредиенты»<text:line-break/></text:span><text:span text:style-name="T10"><text:line-break/></text:span><text:span text:style-name="T9">Карточка товара</text:span><text:span text:style-name="T5"><text:line-break/></text:span><text:span text:style-name="T4">Уменьшили верхний заголовок о товаре </text:span><text:span text:style-name="T8">c </text:span><text:span text:style-name="T4">40 до 14</text:span><text:span text:style-name="T8">px<text:line-break/></text:span><text:span text:style-name="T4">Изменили дизайн полей «цена», «объем» </text:span><text:span text:style-name="T8"><text:line-break/></text:span><text:span text:style-name="T4">Изменили дизайн кнопки «добавить в корзину»</text:span><text:span text:style-name="T8"><text:line-break/></text:span><text:span text:style-name="T4">Добавили иконку «избранное»<text:line-break/>Убрали линк на раздел «отзывы» <text:line-break/>В разделе «отзывы» сделали галерею с отзывами, изменили дизайн раздела, добавили в него кнопку «читать подробнее»<text:line-break/>Изменили название кнопки «добавить отзыв» на «написать отзыв» и дизайн<text:line-break/>Добавили кнопку «читать все отзывы»<text:line-break/>Добавили информацию о товаре с общей оценкой по отзывам</text:span></text:p>
      <text:p text:style-name="Standard"><text:span text:style-name="T4">Раздел Описание продукта переместили выше, сделали блоком с табами «описание», «применение», «состав», «доставка»</text:span><text:span text:style-name="T8"><text:line-break/></text:span><text:soft-page-break/><text:span text:style-name="T4">Убрали степпер количества товара<text:line-break/>Добавили раздел «С этим товаром покупают»<text:line-break/>Добавили раздел «Выбор редакции»<text:line-break/><text:line-break/></text:span><text:span text:style-name="T11">FAQ</text:span><text:span text:style-name="T7"><text:line-break/></text:span><text:span text:style-name="T4">Добавили раздел «правовая информация» в боковое меню<text:line-break/>Добавили бордер для пунктов разделов «оформление заказа», «оплата»<text:line-break/>Добавили разделы «адрес магазина в Москве», «телефон», «почта»<text:line-break/><text:line-break/></text:span><text:span text:style-name="T9">Вход</text:span><text:span text:style-name="T5"><text:line-break/></text:span><text:span text:style-name="T4">Изменили жирный шрифт предлога «или» на нормальный<text:line-break/>Добавили бордер для полей «телефон» и «пароль»<text:line-break/></text:span><text:span text:style-name="T10"><text:line-break/></text:span><text:span text:style-name="T9">Регистрация</text:span><text:span text:style-name="T5"><text:line-break/></text:span><text:span text:style-name="T4">Изменили жирный шрифт предлога «или» на нормальный<text:line-break/>Добавили бордер для полей «имя», «телефон» и «пароль», «повторите пароль»<text:line-break/></text:span><text:span text:style-name="T8"><text:line-break/><text:line-break/><text:line-break/><text:line-break/><text:line-break/><text:line-break/><text:line-break/><text:line-break/><text:line-break/><text:line-break/><text:line-break/></text:span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ilroy" svg:font-family="Gilroy"/>
    <style:font-face style:name="Tahoma1" svg:font-family="Tahoma"/>
    <style:font-face style:name="consolas" svg:font-family="consolas, 'lucida console'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1M53S</meta:editing-duration>
    <meta:editing-cycles>19</meta:editing-cycles>
    <meta:generator>OpenOffice/4.1.9$Win32 OpenOffice.org_project/419m1$Build-9805</meta:generator>
    <dc:date>2021-07-23T14:26:27.16</dc:date>
    <dc:creator>Виктория Тарасова</dc:creator>
    <meta:document-statistic meta:table-count="0" meta:image-count="0" meta:object-count="0" meta:page-count="3" meta:paragraph-count="4" meta:word-count="584" meta:character-count="4263"/>
    <meta:user-defined meta:name="Info 1"/>
    <meta:user-defined meta:name="Info 2"/>
    <meta:user-defined meta:name="Info 3"/>
    <meta:user-defined meta:name="Info 4"/>
  </office:meta>
</office:document-meta>
</file>